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70ac" officeooo:paragraph-rsid="001b70ac"/>
    </style:style>
    <style:style style:name="P2" style:family="paragraph" style:parent-style-name="Standard" style:list-style-name="L1">
      <style:text-properties officeooo:rsid="001b70ac" officeooo:paragraph-rsid="001b70ac"/>
    </style:style>
    <style:style style:name="P3" style:family="paragraph" style:parent-style-name="Standard" style:list-style-name="L1">
      <style:text-properties officeooo:rsid="001d44a0" officeooo:paragraph-rsid="001d44a0"/>
    </style:style>
    <style:style style:name="P4" style:family="paragraph" style:parent-style-name="Standard">
      <style:text-properties officeooo:rsid="001d44a0" officeooo:paragraph-rsid="001d44a0"/>
    </style:style>
    <style:style style:name="P5" style:family="paragraph" style:parent-style-name="Standard" style:list-style-name="L2">
      <style:text-properties officeooo:rsid="001d44a0" officeooo:paragraph-rsid="001d44a0"/>
    </style:style>
    <style:style style:name="P6" style:family="paragraph" style:parent-style-name="Standard">
      <style:text-properties officeooo:rsid="001e2f59" officeooo:paragraph-rsid="001e2f59"/>
    </style:style>
    <style:style style:name="P7" style:family="paragraph" style:parent-style-name="Standard" style:list-style-name="L3">
      <style:text-properties officeooo:rsid="001e2f59" officeooo:paragraph-rsid="001e2f59"/>
    </style:style>
    <style:style style:name="P8" style:family="paragraph" style:parent-style-name="Standard" style:list-style-name="L4">
      <style:text-properties officeooo:rsid="001e2f59" officeooo:paragraph-rsid="001e2f59"/>
    </style:style>
    <style:style style:name="P9" style:family="paragraph" style:parent-style-name="Standard" style:list-style-name="L4">
      <style:text-properties officeooo:rsid="001fa74e" officeooo:paragraph-rsid="001fa74e"/>
    </style:style>
    <style:style style:name="P10" style:family="paragraph" style:parent-style-name="Standard">
      <style:text-properties officeooo:rsid="00208fc7" officeooo:paragraph-rsid="00208fc7"/>
    </style:style>
    <style:style style:name="P11" style:family="paragraph" style:parent-style-name="Standard" style:list-style-name="L5">
      <style:text-properties officeooo:rsid="00225dc1" officeooo:paragraph-rsid="00225dc1"/>
    </style:style>
    <style:style style:name="P12" style:family="paragraph" style:parent-style-name="Standard">
      <style:text-properties officeooo:rsid="00225dc1" officeooo:paragraph-rsid="00225dc1"/>
    </style:style>
    <style:style style:name="P13" style:family="paragraph" style:parent-style-name="Standard" style:list-style-name="L6">
      <style:text-properties officeooo:rsid="002330eb" officeooo:paragraph-rsid="002330eb"/>
    </style:style>
    <style:style style:name="P14" style:family="paragraph" style:parent-style-name="Standard" style:list-style-name="L6">
      <style:text-properties officeooo:rsid="0023a932" officeooo:paragraph-rsid="0023a932"/>
    </style:style>
    <style:style style:name="P15" style:family="paragraph" style:parent-style-name="Standard">
      <style:text-properties officeooo:rsid="0025275b" officeooo:paragraph-rsid="0025275b"/>
    </style:style>
    <style:style style:name="P16" style:family="paragraph" style:parent-style-name="Standard" style:list-style-name="L7">
      <style:text-properties officeooo:rsid="0025275b" officeooo:paragraph-rsid="0025275b"/>
    </style:style>
    <style:style style:name="P17" style:family="paragraph" style:parent-style-name="Standard" style:list-style-name="L7">
      <style:text-properties officeooo:rsid="00255e98" officeooo:paragraph-rsid="00255e98"/>
    </style:style>
    <style:style style:name="P18" style:family="paragraph" style:parent-style-name="Standard" style:list-style-name="L7">
      <style:text-properties officeooo:rsid="00273c30" officeooo:paragraph-rsid="00273c30"/>
    </style:style>
    <style:style style:name="P19" style:family="paragraph" style:parent-style-name="Standard" style:list-style-name="L7">
      <style:text-properties officeooo:rsid="0028c0f8" officeooo:paragraph-rsid="0028c0f8"/>
    </style:style>
    <style:style style:name="P20" style:family="paragraph" style:parent-style-name="Standard">
      <style:text-properties officeooo:rsid="0028c0f8" officeooo:paragraph-rsid="0028c0f8"/>
    </style:style>
    <style:style style:name="P21" style:family="paragraph" style:parent-style-name="Standard" style:list-style-name="L8">
      <style:text-properties officeooo:rsid="0028c0f8" officeooo:paragraph-rsid="0028c0f8"/>
    </style:style>
    <style:style style:name="T1" style:family="text">
      <style:text-properties officeooo:rsid="002091e7"/>
    </style:style>
    <style:style style:name="T2" style:family="text">
      <style:text-properties officeooo:rsid="002527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Balancer Theory:</text:p>
      <text:list xml:id="list971350739" text:style-name="L1">
        <text:list-item>
          <text:p text:style-name="P2">Application Load Balancer</text:p>
          <text:list>
            <text:list-item>
              <text:p text:style-name="P2">Load balancing of HTTP and HTTPS traffic</text:p>
            </text:list-item>
            <text:list-item>
              <text:p text:style-name="P2">Operates at layer 7</text:p>
            </text:list-item>
            <text:list-item>
              <text:p text:style-name="P2">Route requests to specific web servers</text:p>
            </text:list-item>
          </text:list>
        </text:list-item>
        <text:list-item>
          <text:p text:style-name="P2">Network Load Balancer</text:p>
          <text:list>
            <text:list-item>
              <text:p text:style-name="P2">TCP traffic</text:p>
            </text:list-item>
            <text:list-item>
              <text:p text:style-name="P2">Operate at layer 4</text:p>
            </text:list-item>
            <text:list-item>
              <text:p text:style-name="P2">Handle millions of requests per second, ultra-low latency</text:p>
            </text:list-item>
          </text:list>
        </text:list-item>
        <text:list-item>
          <text:p text:style-name="P2">Classic Load Balancer</text:p>
          <text:list>
            <text:list-item>
              <text:p text:style-name="P3">Not intelligent</text:p>
            </text:list-item>
            <text:list-item>
              <text:p text:style-name="P3">Load balance HTTP/HTTPS requests</text:p>
            </text:list-item>
            <text:list-item>
              <text:p text:style-name="P3">If application stops working, you get a 504 error</text:p>
            </text:list-item>
            <text:list-item>
              <text:p text:style-name="P3">Cheap</text:p>
            </text:list-item>
          </text:list>
        </text:list-item>
        <text:list-item>
          <text:p text:style-name="P3">X-Forwarded-For Header</text:p>
          <text:list>
            <text:list-item>
              <text:p text:style-name="P3">Get public IP address of requester</text:p>
            </text:list-item>
          </text:list>
        </text:list-item>
      </text:list>
      <text:p text:style-name="P4">Load Balancers and Health Checks:</text:p>
      <text:list xml:id="list2084169008" text:style-name="L2">
        <text:list-item>
          <text:p text:style-name="P5">Instances monitored by ELB are reports as: InService, or OutOfService</text:p>
        </text:list-item>
        <text:list-item>
          <text:p text:style-name="P5">Health checks ping the EC2 instance to ensure it’s alive</text:p>
        </text:list-item>
        <text:list-item>
          <text:p text:style-name="P5">ELBs have their own DNS name, not an IP address</text:p>
        </text:list-item>
      </text:list>
      <text:p text:style-name="P6">Advanced Load Balancer Theory:</text:p>
      <text:list xml:id="list3469358796" text:style-name="L3">
        <text:list-item>
          <text:p text:style-name="P7">Sticky Sessions</text:p>
          <text:list>
            <text:list-item>
              <text:p text:style-name="P7">Bind a user’s session to a specific EC2 instance</text:p>
            </text:list-item>
            <text:list-item>
              <text:p text:style-name="P7">Ensure that all requests go to the same instance</text:p>
            </text:list-item>
            <text:list-item>
              <text:p text:style-name="P7">Can be enabled in ALBs, but at target group level</text:p>
            </text:list-item>
          </text:list>
        </text:list-item>
        <text:list-item>
          <text:p text:style-name="P7">Cross Zone Load Balancing</text:p>
          <text:list>
            <text:list-item>
              <text:p text:style-name="P7">ELBs can send requests between regions</text:p>
              <text:list>
                <text:list-item>
                  <text:p text:style-name="P7">What if there is only one instance in one region, but four in another?</text:p>
                </text:list-item>
                <text:list-item>
                  <text:p text:style-name="P7">Balance traffic</text:p>
                </text:list-item>
              </text:list>
            </text:list-item>
          </text:list>
        </text:list-item>
        <text:list-item>
          <text:p text:style-name="P7">Path Patterns</text:p>
          <text:list>
            <text:list-item>
              <text:p text:style-name="P7">Forward requests based on URL path</text:p>
            </text:list-item>
            <text:list-item>
              <text:p text:style-name="P7">eg. all requests with /images/ is sent to specific instances</text:p>
            </text:list-item>
          </text:list>
        </text:list-item>
      </text:list>
      <text:p text:style-name="P6">Auto Scaling:</text:p>
      <text:list xml:id="list1677266949" text:style-name="L4">
        <text:list-item>
          <text:p text:style-name="P8">Three components</text:p>
          <text:list>
            <text:list-item>
              <text:p text:style-name="P8">Groups</text:p>
              <text:list>
                <text:list-item>
                  <text:p text:style-name="P8">Webserver group or Application group or Database group, etc.</text:p>
                </text:list-item>
              </text:list>
            </text:list-item>
            <text:list-item>
              <text:p text:style-name="P8">Configuration Templates</text:p>
              <text:list>
                <text:list-item>
                  <text:p text:style-name="P8">Groups use a launch template for ec2 instances</text:p>
                </text:list-item>
                <text:list-item>
                  <text:p text:style-name="P8">Instructions on what to launch, what size they are, how much storage, etc.</text:p>
                </text:list-item>
                <text:list-item>
                  <text:p text:style-name="P8">Can specify AMI ID, instance type, key pair, etc.</text:p>
                </text:list-item>
              </text:list>
            </text:list-item>
            <text:list-item>
              <text:p text:style-name="P8">Scaling options</text:p>
              <text:list>
                <text:list-item>
                  <text:p text:style-name="P8">When do you want to scale up or down?</text:p>
                </text:list-item>
              </text:list>
            </text:list-item>
          </text:list>
        </text:list-item>
        <text:list-item>
          <text:p text:style-name="P8">Scaling options</text:p>
          <text:list>
            <text:list-item>
              <text:p text:style-name="P8">Maintain instance levels</text:p>
              <text:list>
                <text:list-item>
                  <text:p text:style-name="P8">Specific number of running instances</text:p>
                </text:list-item>
                <text:list-item>
                  <text:p text:style-name="P8">Periodic health check, replace dead instances</text:p>
                </text:list-item>
              </text:list>
            </text:list-item>
            <text:list-item>
              <text:p text:style-name="P8">Scale manually</text:p>
            </text:list-item>
            <text:list-item>
              <text:p text:style-name="P8">Scheduled</text:p>
              <text:list>
                <text:list-item>
                  <text:p text:style-name="P8">Automatically at a specified day/time</text:p>
                </text:list-item>
              </text:list>
            </text:list-item>
            <text:list-item>
              <text:p text:style-name="P9"><text:soft-page-break/>Scale based on demand</text:p>
              <text:list>
                <text:list-item>
                  <text:p text:style-name="P9">Define parameters of scaling</text:p>
                </text:list-item>
                <text:list-item>
                  <text:p text:style-name="P9">Eg. Scale when CPU utilization passes 50%</text:p>
                </text:list-item>
              </text:list>
            </text:list-item>
            <text:list-item>
              <text:p text:style-name="P9">Predictive scaling</text:p>
              <text:list>
                <text:list-item>
                  <text:p text:style-name="P9">Optimal availability by combining dynamic and predictive scaling (proactive and reactive)</text:p>
                </text:list-item>
              </text:list>
            </text:list-item>
          </text:list>
        </text:list-item>
      </text:list>
      <text:p text:style-name="P10"><text:span text:style-name="T1">HA Architecture</text:span>:</text:p>
      <text:list xml:id="list2448865878" text:style-name="L5">
        <text:list-item>
          <text:p text:style-name="P11">Always design for failure</text:p>
        </text:list-item>
        <text:list-item>
          <text:p text:style-name="P11">Use multiple AZ and regions</text:p>
        </text:list-item>
        <text:list-item>
          <text:p text:style-name="P11">Know the difference between Multi-AZ and Read Replicas</text:p>
        </text:list-item>
        <text:list-item>
          <text:p text:style-name="P11">Scaling out for scaling up</text:p>
          <text:list>
            <text:list-item>
              <text:p text:style-name="P11">Scaling out is adding more instances</text:p>
            </text:list-item>
            <text:list-item>
              <text:p text:style-name="P11">Scaling up is increases resources inside an instance (eg. T2 micro to 6X, more RAM)</text:p>
            </text:list-item>
          </text:list>
        </text:list-item>
        <text:list-item>
          <text:p text:style-name="P11">Always consider cost</text:p>
        </text:list-item>
        <text:list-item>
          <text:p text:style-name="P11">Know the different S3 storage classes</text:p>
        </text:list-item>
      </text:list>
      <text:p text:style-name="P12">HA WordPress site:</text:p>
      <text:list xml:id="list4132951407" text:style-name="L6">
        <text:list-item>
          <text:p text:style-name="P13">aws s3 cp --recursive &lt;source&gt; &lt;destination&gt;</text:p>
        </text:list-item>
        <text:list-item>
          <text:p text:style-name="P13">aws s3 ls &lt;bucket_source&gt;</text:p>
        </text:list-item>
        <text:list-item>
          <text:p text:style-name="P13">aws s3 sync &lt;source&gt; &lt;destination&gt;</text:p>
          <text:list>
            <text:list-item>
              <text:p text:style-name="P13">Send media uploads to an s3 bucket</text:p>
            </text:list-item>
          </text:list>
        </text:list-item>
        <text:list-item>
          <text:p text:style-name="P13">Can use .htaccess RewriteRule to redirect traffic to CloudFront distribution, which caches data from s3 media bucket</text:p>
          <text:list>
            <text:list-item>
              <text:p text:style-name="P13">Ensures use of CloudFront caches when downloading media</text:p>
            </text:list-item>
            <text:list-item>
              <text:p text:style-name="P13">Need to edit http.conf AllowOverride rule</text:p>
            </text:list-item>
          </text:list>
        </text:list-item>
        <text:list-item>
          <text:p text:style-name="P13">Use bucket policy to allow public access to media bucket</text:p>
        </text:list-item>
        <text:list-item>
          <text:p text:style-name="P14">Create a load balancer behind EC2 instance</text:p>
        </text:list-item>
        <text:list-item>
          <text:p text:style-name="P14">Create a Route53 alias for the load balance<text:span text:style-name="T2">r</text:span></text:p>
        </text:list-item>
      </text:list>
      <text:p text:style-name="P15">Adding Resilience and Autoscaling:</text:p>
      <text:list xml:id="list2734480478" text:style-name="L7">
        <text:list-item>
          <text:p text:style-name="P16">Use crontab to sync s3 content to EC2 web server</text:p>
          <text:list>
            <text:list-item>
              <text:p text:style-name="P18">Only on the read node!</text:p>
            </text:list-item>
            <text:list-item>
              <text:p text:style-name="P18">Write node copies data to the s3 bucket</text:p>
            </text:list-item>
          </text:list>
        </text:list-item>
        <text:list-item>
          <text:p text:style-name="P17">Put read-only nodes into auto scaling groups</text:p>
        </text:list-item>
        <text:list-item>
          <text:p text:style-name="P17">Can set DB to reboot with failover</text:p>
        </text:list-item>
        <text:list-item>
          <text:p text:style-name="P19">Can use CloudFormation templates to automate the creation of a wordpress blog</text:p>
          <text:list>
            <text:list-item>
              <text:p text:style-name="P19">Completely scripting your cloud environment</text:p>
            </text:list-item>
            <text:list-item>
              <text:p text:style-name="P19">Quick Start is a bunch of templates already built by Solutions Architects</text:p>
            </text:list-item>
          </text:list>
        </text:list-item>
      </text:list>
      <text:p text:style-name="P20">Elastic Beanstalk</text:p>
      <text:list xml:id="list3674144759" text:style-name="L8">
        <text:list-item>
          <text:p text:style-name="P21">Name all the compute services</text:p>
          <text:list>
            <text:list-item>
              <text:p text:style-name="P21">Beanstalk, EC2, Lambda</text:p>
            </text:list-item>
          </text:list>
        </text:list-item>
        <text:list-item>
          <text:p text:style-name="P21">Configure it with auto scaling</text:p>
        </text:list-item>
        <text:list-item>
          <text:p text:style-name="P21">Deploy and manage apps in the cloud without worrying about the infrastructure</text:p>
          <text:list>
            <text:list-item>
              <text:p text:style-name="P21">Upload app and let beanstalk do the rest</text:p>
            </text:list-item>
            <text:list-item>
              <text:p text:style-name="P21">Can configure load balancing, scaling, and health monitoring</text:p>
            </text:list-item>
          </text:list>
        </text:list-item>
        <text:list-item>
          <text:p text:style-name="P21">Good for people without much knowledge of AW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0:38:26.386142484</meta:creation-date>
    <dc:date>2020-04-19T21:10:12.182329750</dc:date>
    <meta:editing-duration>PT16H28M1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91" meta:word-count="629" meta:character-count="3444" meta:non-whitespace-character-count="2990"/>
  </office:meta>
</office:document-meta>
</file>